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704cm"/>
    </style:style>
    <style:style style:name="Tabelle2.B" style:family="table-column">
      <style:table-column-properties style:column-width="7.488cm"/>
    </style:style>
    <style:style style:name="Tabelle2.C" style:family="table-column">
      <style:table-column-properties style:column-width="3.016cm"/>
    </style:style>
    <style:style style:name="Tabelle2.D" style:family="table-column">
      <style:table-column-properties style:column-width="2.805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paragraph-rsid="004e052b"/>
    </style:style>
    <style:style style:name="P4" style:family="paragraph" style:parent-style-name="Standard">
      <style:text-properties officeooo:rsid="00669861" officeooo:paragraph-rsid="00669861"/>
    </style:style>
    <style:style style:name="P5" style:family="paragraph" style:parent-style-name="Standard">
      <style:text-properties officeooo:rsid="0031f8d7" officeooo:paragraph-rsid="0031f8d7"/>
    </style:style>
    <style:style style:name="P6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6f5e4b" officeooo:paragraph-rsid="006f5e4b"/>
    </style:style>
    <style:style style:name="P11" style:family="paragraph" style:parent-style-name="Standard">
      <style:text-properties officeooo:rsid="006fd25e" officeooo:paragraph-rsid="006fd25e"/>
    </style:style>
    <style:style style:name="P12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8" style:family="text">
      <style:text-properties officeooo:rsid="0061a8df"/>
    </style:style>
    <style:style style:name="T9" style:family="text">
      <style:text-properties officeooo:rsid="001cd10f"/>
    </style:style>
    <style:style style:name="T10" style:family="text">
      <style:text-properties officeooo:rsid="006489ea"/>
    </style:style>
    <style:style style:name="T11" style:family="text">
      <style:text-properties officeooo:rsid="006a55e5"/>
    </style:style>
    <style:style style:name="T12" style:family="text">
      <style:text-properties officeooo:rsid="006ad136"/>
    </style:style>
    <style:style style:name="T13" style:family="text">
      <style:text-properties officeooo:rsid="006b3c9e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6d7da2" style:font-size-asian="14pt" style:font-weight-asian="bold" style:font-size-complex="14pt" style:font-weight-complex="bold"/>
    </style:style>
    <style:style style:name="T16" style:family="text">
      <style:text-properties officeooo:rsid="006f5e4b"/>
    </style:style>
    <style:style style:name="T17" style:family="text">
      <style:text-properties officeooo:rsid="006fd2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7">Datum: <text:s/><text:span text:style-name="T13">{</text:span><text:span text:style-name="T11">d.tim</text:span><text:span text:style-name="T12">e</text:span><text:span text:style-name="T11">stamp</text:span><text:span text:style-name="T13">}</text:span> </text:p>
          </table:table-cell>
        </table:table-row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5"><text:span text:style-name="T6">{d.</text:span><text:span text:style-name="T7">title</text:span><text:span text:style-name="T6">} </text:span><text:span text:style-name="T15">(</text:span><text:span text:style-name="T14">{d.cnt}</text:span><text:span text:style-name="T15">)</text:span></text:p>
          </table:table-cell>
          <table:table-cell table:style-name="Tabelle1.A1" office:value-type="string">
            <text:p text:style-name="P9"/>
          </table:table-cell>
        </table:table-row>
      </table:table>
      <text:p text:style-name="P8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ID</text:p>
          </table:table-cell>
          <table:table-cell table:style-name="Tabelle2.A1" office:value-type="string">
            <text:p text:style-name="P4">Name</text:p>
          </table:table-cell>
          <table:table-cell table:style-name="Tabelle2.A1" office:value-type="string">
            <text:p text:style-name="P11">Icon</text:p>
          </table:table-cell>
          <table:table-cell table:style-name="Tabelle2.D1" office:value-type="string">
            <text:p text:style-name="P10">Änderung</text:p>
          </table:table-cell>
        </table:table-row>
        <table:table-row>
          <table:table-cell table:style-name="Tabelle2.A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ID</text:span><text:span text:style-name="T3">}</text:span></text:p>
          </table:table-cell>
          <table:table-cell table:style-name="Tabelle2.B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name</text:span><text:span text:style-name="T3">}</text:span></text:p>
          </table:table-cell>
          <table:table-cell table:style-name="Tabelle2.C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7">icon</text:span><text:span text:style-name="T3">}</text:span></text:p>
          </table:table-cell>
          <table:table-cell table:style-name="Tabelle2.D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6">ti</text:span><text:span text:style-name="T3">}</text:span></text:p>
          </table:table-cell>
        </table:table-row>
        <table:table-row>
          <table:table-cell table:style-name="Tabelle2.A3" office:value-type="string">
            <text:p text:style-name="P3"><text:span text:style-name="T9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8">ID</text:span><text:span text:style-name="T10">}</text:span></text:p>
          </table:table-cell>
          <table:table-cell table:style-name="Tabelle2.B3" office:value-type="string">
            <text:p text:style-name="P12"/>
          </table:table-cell>
          <table:table-cell table:style-name="Tabelle2.C3" office:value-type="string">
            <text:p text:style-name="P12"/>
          </table:table-cell>
          <table:table-cell table:style-name="Tabelle2.D3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21T08:19:40.098692695</dc:date>
    <meta:editing-duration>PT10H4M14S</meta:editing-duration>
    <meta:editing-cycles>67</meta:editing-cycles>
    <meta:document-statistic meta:table-count="2" meta:image-count="0" meta:object-count="0" meta:page-count="1" meta:paragraph-count="11" meta:word-count="13" meta:character-count="130" meta:non-whitespace-character-count="126"/>
  </office:meta>
</office:document-meta>
</file>